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401cm" fo:min-width="0.126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402cm" fo:min-width="0.103cm"/>
    </style:style>
    <style:style style:name="gr9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401cm" fo:min-width="0.365cm"/>
    </style:style>
    <style:style style:name="gr10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402cm" fo:min-width="0.414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402cm" fo:min-width="0.388cm"/>
    </style:style>
    <style:style style:name="gr12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402cm" fo:min-width="0.531cm"/>
    </style:style>
    <style:style style:name="gr1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401cm" fo:min-width="0.53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9.365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2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6.926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4.081cm" svg:y="1.252cm">
          <draw:text-box>
            <text:p>A2</text:p>
          </draw:text-box>
        </draw:frame>
        <draw:frame draw:style-name="gr8" draw:text-style-name="P2" draw:layer="layout" svg:width="1.243cm" svg:height="0.962cm" svg:x="4.081cm" svg:y="2.335cm">
          <draw:text-box>
            <text:p>T2</text:p>
          </draw:text-box>
        </draw:frame>
        <draw:frame draw:style-name="gr9" draw:text-style-name="P2" draw:layer="layout" svg:width="1.277cm" svg:height="0.962cm" svg:x="6.858cm" svg:y="1.481cm">
          <draw:text-box>
            <text:p>A3</text:p>
          </draw:text-box>
        </draw:frame>
        <draw:frame draw:style-name="gr10" draw:text-style-name="P2" draw:layer="layout" svg:width="1.349cm" svg:height="0.962cm" svg:x="6.926cm" svg:y="2.335cm">
          <draw:text-box>
            <text:p>G1</text:p>
          </draw:text-box>
        </draw:frame>
        <draw:frame draw:style-name="gr10" draw:text-style-name="P2" draw:layer="layout" svg:width="1.349cm" svg:height="0.962cm" svg:x="10.042cm" svg:y="1.387cm">
          <draw:text-box>
            <text:p>G2</text:p>
          </draw:text-box>
        </draw:frame>
        <draw:frame draw:style-name="gr11" draw:text-style-name="P2" draw:layer="layout" svg:width="1.311cm" svg:height="0.962cm" svg:x="10.042cm" svg:y="2.403cm">
          <draw:text-box>
            <text:p>C1</text:p>
          </draw:text-box>
        </draw:frame>
        <draw:line draw:style-name="gr12" draw:text-style-name="P1" draw:layer="layout" svg:x1="4.352cm" svg:y1="1.048cm" svg:x2="4.352cm" svg:y2="1.387cm">
          <text:p/>
        </draw:line>
        <draw:line draw:style-name="gr12" draw:text-style-name="P1" draw:layer="layout" svg:x1="4.284cm" svg:y1="3.013cm" svg:x2="4.284cm" svg:y2="3.216cm">
          <text:p/>
        </draw:line>
        <draw:line draw:style-name="gr12" draw:text-style-name="P1" draw:layer="layout" svg:x1="4.284cm" svg:y1="1.997cm" svg:x2="4.284cm" svg:y2="2.403cm">
          <text:p/>
        </draw:line>
        <draw:line draw:style-name="gr12" draw:text-style-name="P1" draw:layer="layout" svg:x1="7.197cm" svg:y1="0.981cm" svg:x2="7.197cm" svg:y2="1.523cm">
          <text:p/>
        </draw:line>
        <draw:line draw:style-name="gr12" draw:text-style-name="P1" draw:layer="layout" svg:x1="7.265cm" svg:y1="3.013cm" svg:x2="7.265cm" svg:y2="3.284cm">
          <text:p/>
        </draw:line>
        <draw:line draw:style-name="gr12" draw:text-style-name="P1" draw:layer="layout" svg:x1="10.313cm" svg:y1="1.048cm" svg:x2="10.313cm" svg:y2="1.454cm">
          <text:p/>
        </draw:line>
        <draw:line draw:style-name="gr12" draw:text-style-name="P1" draw:layer="layout" svg:x1="10.448cm" svg:y1="3.081cm" svg:x2="10.448cm" svg:y2="3.284cm">
          <text:p/>
        </draw:line>
        <draw:line draw:style-name="gr12" draw:text-style-name="P1" draw:layer="layout" svg:x1="5.435cm" svg:y1="0.574cm" svg:x2="6.248cm" svg:y2="0.574cm">
          <text:p/>
        </draw:line>
        <draw:line draw:style-name="gr12" draw:text-style-name="P1" draw:layer="layout" svg:x1="8.484cm" svg:y1="0.574cm" svg:x2="9.297cm" svg:y2="0.574cm">
          <text:p/>
        </draw:line>
        <draw:line draw:style-name="gr12" draw:text-style-name="P1" draw:layer="layout" svg:x1="5.503cm" svg:y1="3.69cm" svg:x2="6.248cm" svg:y2="3.69cm">
          <text:p/>
        </draw:line>
        <draw:line draw:style-name="gr12" draw:text-style-name="P1" draw:layer="layout" svg:x1="8.484cm" svg:y1="3.69cm" svg:x2="9.365cm" svg:y2="3.69cm">
          <text:p/>
        </draw:line>
        <draw:frame draw:style-name="gr13" draw:text-style-name="P2" draw:layer="layout" svg:width="1.522cm" svg:height="0.962cm" svg:x="3.945cm" svg:y="0.193cm">
          <draw:text-box>
            <text:p>sp1</text:p>
          </draw:text-box>
        </draw:frame>
        <draw:frame draw:style-name="gr14" draw:text-style-name="P2" draw:layer="layout" svg:width="1.522cm" svg:height="0.962cm" svg:x="10.042cm" svg:y="3.352cm">
          <draw:text-box>
            <text:p>sp6</text:p>
          </draw:text-box>
        </draw:frame>
        <draw:frame draw:style-name="gr13" draw:text-style-name="P2" draw:layer="layout" svg:width="1.522cm" svg:height="0.962cm" svg:x="6.994cm" svg:y="3.377cm">
          <draw:text-box>
            <text:p>sp5</text:p>
          </draw:text-box>
        </draw:frame>
        <draw:frame draw:style-name="gr13" draw:text-style-name="P2" draw:layer="layout" svg:width="1.522cm" svg:height="0.962cm" svg:x="3.877cm" svg:y="3.284cm">
          <draw:text-box>
            <text:p>sp4</text:p>
          </draw:text-box>
        </draw:frame>
        <draw:frame draw:style-name="gr13" draw:text-style-name="P2" draw:layer="layout" svg:width="1.522cm" svg:height="0.962cm" svg:x="9.974cm" svg:y="0.235cm">
          <draw:text-box>
            <text:p>sp3</text:p>
          </draw:text-box>
        </draw:frame>
        <draw:frame draw:style-name="gr14" draw:text-style-name="P2" draw:layer="layout" svg:width="1.522cm" svg:height="0.962cm" svg:x="6.858cm" svg:y="0.168cm">
          <draw:text-box>
            <text:p>sp2</text:p>
          </draw:text-box>
        </draw:frame>
        <draw:line draw:style-name="gr12" draw:text-style-name="P1" draw:layer="layout" svg:x1="10.381cm" svg:y1="2.065cm" svg:x2="10.381cm" svg:y2="2.471cm">
          <text:p/>
        </draw:lin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43cm" svg:height="0.962cm" svg:x="1.033cm" svg:y="1.284cm">
          <draw:text-box>
            <text:p>T1</text:p>
          </draw:text-box>
        </draw:frame>
        <draw:frame draw:style-name="gr8" draw:text-style-name="P2" draw:layer="layout" svg:width="1.277cm" svg:height="0.962cm" svg:x="1.033cm" svg:y="2.367cm">
          <draw:text-box>
            <text:p>A1</text:p>
          </draw:text-box>
        </draw:frame>
        <draw:line draw:style-name="gr12" draw:text-style-name="P1" draw:layer="layout" svg:x1="1.304cm" svg:y1="1.08cm" svg:x2="1.304cm" svg:y2="1.419cm">
          <text:p/>
        </draw:line>
        <draw:line draw:style-name="gr12" draw:text-style-name="P1" draw:layer="layout" svg:x1="1.236cm" svg:y1="3.045cm" svg:x2="1.236cm" svg:y2="3.248cm">
          <text:p/>
        </draw:line>
        <draw:line draw:style-name="gr12" draw:text-style-name="P1" draw:layer="layout" svg:x1="1.236cm" svg:y1="2.029cm" svg:x2="1.236cm" svg:y2="2.435cm">
          <text:p/>
        </draw:line>
        <draw:line draw:style-name="gr12" draw:text-style-name="P1" draw:layer="layout" svg:x1="2.387cm" svg:y1="0.606cm" svg:x2="3.2cm" svg:y2="0.606cm">
          <text:p/>
        </draw:line>
        <draw:line draw:style-name="gr12" draw:text-style-name="P1" draw:layer="layout" svg:x1="2.455cm" svg:y1="3.722cm" svg:x2="3.2cm" svg:y2="3.722cm">
          <text:p/>
        </draw:line>
        <draw:frame draw:style-name="gr13" draw:text-style-name="P2" draw:layer="layout" svg:width="1.522cm" svg:height="0.962cm" svg:x="0.897cm" svg:y="0.225cm">
          <draw:text-box>
            <text:p>sp1</text:p>
          </draw:text-box>
        </draw:frame>
        <draw:frame draw:style-name="gr13" draw:text-style-name="P2" draw:layer="layout" svg:width="1.522cm" svg:height="0.962cm" svg:x="0.829cm" svg:y="3.316cm">
          <draw:text-box>
            <text:p>sp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7cm" fo:page-height="4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03-01T20:52:02.674891655</dc:date>
    <meta:editing-duration>PT5H2M1S</meta:editing-duration>
    <meta:editing-cycles>23</meta:editing-cycles>
    <meta:generator>LibreOffice/6.0.7.3$Linux_X86_64 LibreOffice_project/00m0$Build-3</meta:generator>
    <meta:document-statistic meta:object-count="51"/>
  </office:meta>
</office:document-meta>
</file>